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9E753234C9F9FB40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13cm, 3.315cm, 6.576cm, 3.185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852cm" svg:height="21.9cm" svg:x="1.092cm" svg:y="2.491cm">
          <draw:image xlink:href="Pictures/10000000000005E8000007E09E753234C9F9FB4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7T15:06:38.669900922</dc:date>
    <meta:editing-duration>PT3M31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